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800000006BF64526FAF7E7FAF9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in" fo:margin-bottom="0.1665in" loext:contextual-spacing="false" fo:line-height="100%"/>
    </style:style>
    <style:style style:name="P3" style:family="paragraph" style:parent-style-name="Standard" style:master-page-name="Standard">
      <style:paragraph-properties fo:margin-top="0in" fo:margin-bottom="0.1665in" loext:contextual-spacing="false" fo:line-height="100%" style:page-number="1"/>
      <style:text-properties fo:font-weight="bold" style:font-weight-asian="bold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AJUNTAMENT DE MAHÓN<text:line-break/>SERVICIO DE RECAUDACIÓN</text:span></text:p>
      <text:p text:style-name="P4"><text:span text:style-name="T1">CIRCULAR INFORMATIVA</text:span></text:p>
      <text:p text:style-name="P4">Mahón, 22 de noviembre de 2024</text:p>
      <text:p text:style-name="P4">Estimado/a contribuyente,</text:p>
      <text:p text:style-name="P4">Por la presente, le informamos que el plazo para realizar el pago del <text:span text:style-name="T1">Impuesto sobre Bienes Inmuebles (IBI)</text:span> correspondiente al ejercicio <text:span text:style-name="T1">2024</text:span> permanecerá abierto hasta el próximo mes de <text:span text:style-name="T1">abril de 2025</text:span>.</text:p>
      <text:p text:style-name="P4">📌 <text:span text:style-name="T1">Información relevante</text:span>:</text:p>
      <text:list xml:id="list3577381149" text:style-name="WWNum1">
        <text:list-item>
          <text:p text:style-name="P5"><text:span text:style-name="T1">Concepto</text:span>: Impuesto sobre Bienes Inmuebles (IBI).</text:p>
        </text:list-item>
        <text:list-item>
          <text:p text:style-name="P7"><text:span text:style-name="T1">Plazo límite de pago</text:span>: 30 de abril de 2025.</text:p>
        </text:list-item>
        <text:list-item>
          <text:p text:style-name="P7"><text:span text:style-name="T1">Modalidades de pago</text:span>:</text:p>
          <text:list>
            <text:list-item>
              <text:p text:style-name="P9">En oficinas municipales de recaudación (C/ Ejemplo, 10, Mahón).</text:p>
            </text:list-item>
            <text:list-item>
              <text:p text:style-name="P9">A través de la web oficial del Ayuntamiento: www.aytomahon.es.</text:p>
            </text:list-item>
            <text:list-item>
              <text:p text:style-name="P10">Mediante domiciliación bancaria (si no lo ha hecho, puede solicitarla hasta el 15 de marzo).</text:p>
            </text:list-item>
          </text:list>
        </text:list-item>
      </text:list>
      <text:p text:style-name="P4">📞 Para consultas, puede contactar con el Servicio de Recaudación:</text:p>
      <text:list xml:id="list3592222301" text:style-name="WWNum2">
        <text:list-item>
          <text:p text:style-name="P6">Teléfono: 971 XXX XXX</text:p>
        </text:list-item>
        <text:list-item>
          <text:p text:style-name="P8">Correo electrónico: recaudacion@aytomahon.org</text:p>
        </text:list-item>
      </text:list>
      <text:p text:style-name="P4">Recuerde que el pago fuera del plazo establecido podrá generar recargos o intereses de demora. Le agradecemos su colaboración para garantizar el correcto cumplimiento de sus obligaciones tributarias.</text:p>
      <text:p text:style-name="P4">Atentamente,</text:p>
      <text:p text:style-name="P4"><text:span text:style-name="T1">[Firma y sello]<text:line-break/></text:span>Servicio de Recaudación<text:line-break/><text:span text:style-name="T1">Ayuntamiento de Mahó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1.6744in" svg:height="1.411in" draw:z-index="0"><draw:image xlink:href="Pictures/1000020100000800000006BF64526FAF7E7FAF9E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9" meta:word-count="165" meta:character-count="1080" meta:non-whitespace-character-count="941"/>
    <meta:generator>LibreOfficeDev/6.0.5.2$Linux_X86_64 LibreOffice_project/</meta:generator>
  </office:meta>
</office:document-meta>
</file>